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17.653cm" svg:height="2.155cm" svg:x="2.27cm" svg:y="1.254cm">
          <draw:text-box>
            <text:p>User downloading data from non-friend remote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1T13:44:18.59</meta:creation-date>
    <dc:date>2012-02-01T20:40:55.36</dc:date>
    <meta:editing-duration>PT2H46M55S</meta:editing-duration>
    <meta:editing-cycles>2</meta:editing-cycles>
    <meta:generator>LibreOffice/3.4$Win32 LibreOffice_project/340m1$Build-302</meta:generator>
    <meta:document-statistic meta:object-count="1"/>
  </office:meta>
</office:document-meta>
</file>